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9000000ABEBD5D54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804cm" svg:height="5.049cm" svg:x="0.996cm" svg:y="8.651cm">
          <draw:image xlink:href="Pictures/1000000000000239000000ABEBD5D545.png" xlink:type="simple" xlink:show="embed" xlink:actuate="onLoad">
            <text:p/>
          </draw:image>
        </draw:frame>
        <draw:custom-shape draw:style-name="gr2" draw:text-style-name="P1" draw:layer="layout" svg:width="4.9cm" svg:height="2cm" svg:x="3.896cm" svg:y="4.651cm">
          <text:p text:style-name="P1">Seamless</text:p>
          <text:p text:style-name="P1">Compi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2cm" svg:x="12.396cm" svg:y="4.651cm">
          <text:p text:style-name="P1">OpenSCA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6cm" svg:height="1cm" svg:x="8.796cm" svg:y="5.151cm">
          <text:p text:style-name="P2"><text:span text:style-name="T1">test.compiled.scad</text:span></text:p>
          <draw:enhanced-geometry svg:viewBox="0 0 21600 21600" draw:text-areas="0 ?f0 ?f5 ?f2" draw:type="right-arrow" draw:modifiers="17373.5777195906 6451.948051948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cm" svg:height="1cm" draw:transform="rotate (-1.5707963267949) translate (15.396cm 6.651cm)">
          <text:p/>
          <draw:enhanced-geometry svg:viewBox="0 0 21600 21600" draw:text-areas="0 ?f0 ?f5 ?f2" draw:type="right-arrow" draw:modifiers="14961.3193403298 6581.41858141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cm" svg:height="1cm" draw:transform="rotate (1.5707963267949) translate (5.796cm 8.651cm)">
          <text:p text:style-name="P2"><text:span text:style-name="T2">test.scad</text:span></text:p>
          <draw:enhanced-geometry svg:viewBox="0 0 21600 21600" draw:text-areas="0 ?f0 ?f5 ?f2" draw:type="right-arrow" draw:modifiers="14961.3193403298 6581.418581418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9cm" svg:height="2.9cm" draw:transform="rotate (1.5707963267949) translate (5.596cm 4.651cm)">
          <text:p/>
          <draw:enhanced-geometry svg:viewBox="0 0 21600 21600" draw:mirror-horizontal="true" draw:text-areas="?f2 ?f7 ?f1 ?f1 ?f7 ?f2 ?f1 ?f1" draw:type="mso-spt89" draw:modifiers="12255.6359875905 18413.2368148914 6031.02378490176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6" draw:text-style-name="P1" draw:layer="layout" svg:width="2.7cm" svg:height="2.7cm" svg:x="8.396cm" svg:y="1.051cm">
          <text:p text:style-name="P1">Online</text:p>
          <text:p text:style-name="P1">Libra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3-08-25T17:11:56</meta:creation-date>
    <dc:date>2013-08-25T17:27:55</dc:date>
    <dc:creator>Daniel </dc:creator>
    <meta:editing-duration>PT8M4S</meta:editing-duration>
    <meta:editing-cycles>2</meta:editing-cycles>
    <meta:generator>LibreOffice/4.0.2.2$Linux_X86_64 LibreOffice_project/400m0$Build-2</meta:generator>
    <meta:document-statistic meta:object-count="8"/>
  </office:meta>
</office:document-meta>
</file>